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ff0000" draw:marker-start-width="0.35cm" draw:marker-end-width="0.35cm" draw:fill-color="#ffffff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>
      <style:graphic-properties fo:min-height="11.93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r7" style:family="presentation" style:parent-style-name="標準-subtitle">
      <style:graphic-properties draw:fill-color="#ffffff" fo:min-height="16.25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size-asian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text-properties fo:font-family="IPAMincho" style:font-pitch="variable" fo:font-size="22pt" style:font-size-asian="22pt" style:font-size-complex="22pt"/>
    </style:style>
    <style:style style:name="P8" style:family="paragraph">
      <style:text-properties fo:font-family="IPAMincho" style:font-pitch="variable" fo:font-size="16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style:style style:name="T5" style:family="text">
      <style:text-properties fo:color="#ff0000"/>
    </style:style>
    <style:style style:name="T6" style:family="text">
      <style:text-properties fo:font-family="IPAMincho" style:font-pitch="variable" fo:font-size="22pt" style:font-size-asian="22pt" style:font-size-complex="22pt"/>
    </style:style>
    <style:style style:name="T7" style:family="text">
      <style:text-properties fo:font-family="IPAMincho" style:font-pitch="variable" fo:font-size="16pt" style:font-size-asian="16pt" style:font-size-complex="16pt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ff00ff"/>
    </style:style>
    <style:style style:name="T1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37cm" presentation:class="subtitle" presentation:user-transformed="true">
          <draw:text-box>
            <text:p><text:span text:style-name="T1">Bluetooth Low Energy (BLE)</text:span><text:span text:style-name="T1"><text:line-break/></text:span><text:span text:style-name="T1"><text:line-break/></text:span><text:span text:style-name="T1">play with ordinary Linux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Near-field wireless communication</text:p>
              </text:list-item>
              <text:list-item>
                <text:p>1 on 1 communication<text:line-break/>(aimed to replace cable communication)</text:p>
              </text:list-item>
              <text:list-item>
                <text:p>vs Wi-Fi</text:p>
                <text:list>
                  <text:list-item>
                    <text:p>Slow speed (Max : about 2 Mbps)</text:p>
                  </text:list-item>
                  <text:list-item>
                    <text:p>Low Energy</text:p>
                  </text:list-item>
                </text:list>
              </text:list-item>
              <text:list-item>
                <text:p>many profiles</text:p>
                <text:list>
                  <text:list-item>
                    <text:p>they are provided each functions</text:p>
                  </text:list-item>
                  <text:list-item>
                    <text:p>actually, it disturb which become popu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Low Energy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ormerly, it called "WiBree".<text:line-break/>and it has being developed by Nokia.</text:p>
                <text:list>
                  <text:list-item>
                    <text:list>
                      <text:list-item>
                        <text:list>
                          <text:list-item>
                            <text:p><text:a xlink:href="http://www.itmedia.co.jp/news/articles/0706/13/news026.html" xlink:type="simple">http://www.itmedia.co.jp/news/articles/0706/13/news026.html</text:a><text:line-break/>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, it is quite different from<text:line-break/>Bluetooth 3.0 or older vers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Bluetooth Low Energy ?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eatures</text:p>
                <text:list>
                  <text:list-item>
                    <text:p>Looow Eneeergy !!</text:p>
                  </text:list-item>
                  <text:list-item>
                    <text:p>Slow speed (1.0 Mbps)<text:line-break/></text:p>
                  </text:list-item>
                </text:list>
              </text:list-item>
              <text:list-item>
                <text:p>Supported by</text:p>
                <text:list>
                  <text:list-item>
                    <text:p>iPhone 4S or later</text:p>
                  </text:list-item>
                  <text:list-item>
                    <text:p>Android 4.0 or later (officially)</text:p>
                  </text:list-item>
                  <text:list-item>
                    <text:p>Windows 8 or later (official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item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Hardware<text:line-break/></text:p>
                <text:list>
                  <text:list-item>
                    <text:p>ordinary Linux PC (Raspberry Pi is also OK)<text:line-break/><text:tab/>* "ordinary" == "Ubuntu or Debian" (it's certain)</text:p>
                    <text:list>
                      <text:list-item>
                        <text:p>it required kernel version 3.5.n or later by Bluez 5.x<text:line-break/></text:p>
                      </text:list-item>
                    </text:list>
                  </text:list-item>
                  <text:list-item>
                    <text:p>BLE USB dongle (refer following pages)<text:line-break/></text:p>
                  </text:list-item>
                  <text:list-item>
                    <text:p>Blu-Tag (LBT-VRU01) or other substit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pare item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ftware<text:line-break/></text:p>
                <text:list>
                  <text:list-item>
                    <text:p>Raspbian (if use Raspberry Pi)</text:p>
                    <text:list>
                      <text:list-item>
                        <text:p>latest version : 2013-09-25<text:line-break/></text:p>
                      </text:list-item>
                    </text:list>
                  </text:list-item>
                  <text:list-item>
                    <text:p>Bluez 5.x</text:p>
                    <text:list>
                      <text:list-item>
                        <text:p>Bluez 5.x supports BLE.</text:p>
                        <text:list>
                          <text:list-item>
                            <text:p>pre-installed Bluez version is maybe 4.n on your Linux PC.</text:p>
                          </text:list-item>
                        </text:list>
                      </text:list-item>
                      <text:list-item>
                        <text:p>latest version : 5.1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LE USB Dongl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lanex BT-Micro4</text:p>
              </text:list-item>
              <text:list-item>
                <text:p>Logitec LBT-UAN04C2BK</text:p>
              </text:list-item>
              <text:list-item>
                <text:p>Sanwa MM-BTUD40</text:p>
              </text:list-item>
              <text:list-item>
                <text:p>GreenHouse <text:span text:style-name="T3">GH-BHDA42</text:span></text:p>
              </text:list-item>
              <text:list-item>
                <text:p><text:span text:style-name="T3">IODATA USB-BT40LE</text:span><text:span text:style-name="T3"><text:line-break/></text:span><text:span text:style-name="T3"><text:line-break/></text:span><text:span text:style-name="T3">maybe exists other produc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day's Goal</text:p>
          </draw:text-box>
        </draw:frame>
        <draw:frame presentation:style-name="pr6" draw:text-style-name="P5" draw:layer="layout" svg:width="24.639cm" svg:height="12.179cm" svg:x="1.4cm" svg:y="4.914cm" presentation:class="subtitle" presentation:user-transformed="true">
          <draw:text-box>
            <text:p text:style-name="P4"><text:span text:style-name="T4">Ring the Blu-Tag</text:span><text:span text:style-name="T4"><text:line-break/></text:span><text:span text:style-name="T4">from Linux P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inux PC behaves as "Central"</text:p>
                <text:list>
                  <text:list-item>
                    <text:p>"Central" likes a Host.<text:line-break/></text:p>
                  </text:list-item>
                </text:list>
              </text:list-item>
              <text:list-item>
                <text:p>Blu-Tag behaves as "Peripheral"</text:p>
                <text:list>
                  <text:list-item>
                    <text:p>"Peripheral" likes a Sla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><text:span text:style-name="T1">HCI command pract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Try</text:p>
                <text:list>
                  <text:list-item>
                    <text:p>$ hciconfig</text:p>
                  </text:list-item>
                  <text:list-item>
                    <text:p>$ hciconfig -a<text:line-break/></text:p>
                  </text:list-item>
                </text:list>
              </text:list-item>
              <text:list-item>
                <text:p>Is shown your PC's BT device information ?</text:p>
              </text:list-item>
              <text:list-item>
                <text:p>If be shown following message</text:p>
                <text:list>
                  <text:list-item>
                    <text:p>HCI Version: 4.0</text:p>
                  </text:list-item>
                  <text:list-item>
                    <text:p>LMP Version: 4.0</text:p>
                  </text:list-item>
                </text:list>
                <text:p>then you don't need BLE dong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 - informations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hci0, hci1, ...</text:p>
                <text:list>
                  <text:list-item>
                    <text:p>likes eth0, eth1, ...<text:line-break/></text:p>
                  </text:list-item>
                </text:list>
              </text:list-item>
              <text:list-item>
                <text:p>Operating or not</text:p>
                <text:list>
                  <text:list-item>
                    <text:p>UP RUNNING</text:p>
                  </text:list-item>
                  <text:list-item>
                    <text:p>DOWN<text:line-break/></text:p>
                  </text:list-item>
                </text:list>
              </text:list-item>
              <text:list-item>
                <text:p>Scanning or not</text:p>
                <text:list>
                  <text:list-item>
                    <text:p>PSCAN<text:tab/>: Page Scan<text:tab/>(scanning as Master)</text:p>
                  </text:list-item>
                  <text:list-item>
                    <text:p>ISCAN<text:tab/>: Inquiry Scan<text:tab/>(scanning as Sla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"hciconfig -a" - informations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Name</text:p>
                <text:list>
                  <text:list-item>
                    <text:p>it show when paring with another BT device.</text:p>
                  </text:list-item>
                  <text:list-item>
                    <text:p>if you don't like this name, you can modify it.<text:line-break/>$ cat /var/lib/bluetooth/[MAC]/config<text:line-break/><text:tab/>name yourpcname<text:line-break/><text:tab/>pairable yes<text:line-break/><text:tab/>class 0x7e0100<text:line-break/>$ sudo vi ...</text:p>
                  </text:list-item>
                </text:list>
              </text:list-item>
              <text:list-item>
                <text:p>Version</text:p>
                <text:list>
                  <text:list-item>
                    <text:p>HCI<text:tab/>: Host Controller Interface</text:p>
                  </text:list-item>
                  <text:list-item>
                    <text:p>LMP<text:tab/>: Link Manager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config - switching BT device</text:span>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$ hciconfig hciX</text:p>
                <text:list>
                  <text:list-item>
                    <text:p>UP RUNNING PSCAN</text:p>
                  </text:list-item>
                </text:list>
              </text:list-item>
              <text:list-item>
                <text:p>$ sudo hciconfig hciX noscan</text:p>
                <text:list>
                  <text:list-item>
                    <text:p>UP RUNNING</text:p>
                  </text:list-item>
                </text:list>
              </text:list-item>
              <text:list-item>
                <text:p>$ sudo hciconfig hdiX down</text:p>
                <text:list>
                  <text:list-item>
                    <text:p>DOWN</text:p>
                  </text:list-item>
                </text:list>
              </text:list-item>
              <text:list-item>
                <text:p>$ sudo hciconfig hdiX up</text:p>
                <text:list>
                  <text:list-item>
                    <text:p>UP RUNNING P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citool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$ hcitool</text:p>
                <text:list>
                  <text:list-item>
                    <text:p>show options.</text:p>
                  </text:list-item>
                </text:list>
              </text:list-item>
              <text:list-item>
                <text:p>$ hcitool dev</text:p>
                <text:list>
                  <text:list-item>
                    <text:p>show local BT devices</text:p>
                  </text:list-item>
                </text:list>
              </text:list-item>
              <text:list-item>
                <text:p>$ sudo hcitool -i hciX lescan</text:p>
                <text:list>
                  <text:list-item>
                    <text:p>scan BLE peripheral devices with hci0</text:p>
                  </text:list-item>
                </text:list>
              </text:list-item>
              <text:list-item>
                <text:p>$ sudo hcitool -i hciX lecc [MAC]</text:p>
                <text:list>
                  <text:list-item>
                    <text:p>connect to BLE peripheral device [MAC].</text:p>
                  </text:list-item>
                  <text:list-item>
                    <text:p>if succeed, then show "Connection handle XX"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gatttool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$ gatttool</text:p>
                <text:list>
                  <text:list-item>
                    <text:p>show options.<text:line-break/></text:p>
                  </text:list-item>
                </text:list>
              </text:list-item>
              <text:list-item>
                <text:p>$ gattool --help-all</text:p>
                <text:list>
                  <text:list-item>
                    <text:p>show detail of this command.<text:line-break/></text:p>
                  </text:list-item>
                </text:list>
              </text:list-item>
              <text:list-item>
                <text:p>$ gatttool -i hciX -b [MAC] -I</text:p>
                <text:list>
                  <text:list-item>
                    <text:p>-b [MAC] : BLE Peripheral Mac Address</text:p>
                  </text:list-item>
                  <text:list-item>
                    <text:p>-I : Interactive Mode (it's very useful.)</text:p>
                  </text:list-item>
                  <text:list-item>
                    <text:p>this command execute after "hcitool lecc"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gatttool (Interactive Mode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&gt; help</text:p>
                <text:list>
                  <text:list-item>
                    <text:p>show commands</text:p>
                  </text:list-item>
                </text:list>
              </text:list-item>
              <text:list-item>
                <text:p>&gt; connect</text:p>
                <text:list>
                  <text:list-item>
                    <text:p>connect with BLE peripheral device.</text:p>
                  </text:list-item>
                </text:list>
              </text:list-item>
              <text:list-item>
                <text:p>&gt; primary</text:p>
              </text:list-item>
              <text:list-item>
                <text:p>&gt; characteristics</text:p>
                <text:list>
                  <text:list-item>
                    <text:p>get peripheral informations.<text:line-break/></text:p>
                  </text:list-item>
                </text:list>
              </text:list-item>
              <text:list-item>
                <text:p>etc. (refer following slides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By the way ... What is GATT ?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GATT is a "profile" of BLE.<text:line-break/>(= Generic ATTribute Profile)<text:line-break/>and it is the basis of all Profiles of BLE.</text:p>
              </text:list-item>
            </text:list>
          </draw:text-box>
        </draw:frame>
        <draw:custom-shape draw:style-name="gr2" draw:text-style-name="P4" draw:layer="layout" svg:width="5.8cm" svg:height="2.6cm" svg:x="19.4cm" svg:y="10.2cm">
          <text:p text:style-name="P4">Applicatio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cm" svg:height="2.6cm" svg:x="19.399cm" svg:y="12.799cm">
          <text:p text:style-name="P4">BLE various<text:line-break/>Profil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8cm" svg:height="2.6cm" svg:x="19.398cm" svg:y="15.398cm">
          <text:p text:style-name="P4"><text:span text:style-name="T5">General Attribute</text:span><text:span text:style-name="T5"><text:line-break/></text:span><text:span text:style-name="T5">Profi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><text:span text:style-name="T1">Let's Coo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Hardware Init)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ert BLE USB Dongle to Linux PC</text:p>
                <text:list>
                  <text:list-item>
                    <text:p>check : lspci, hcitool dev, hciconfig -a</text:p>
                    <text:list>
                      <text:list-item>
                        <text:p>RUNNING OK ?<text:line-break/></text:p>
                      </text:list-item>
                    </text:list>
                  </text:list-item>
                </text:list>
              </text:list-item>
              <text:list-item>
                <text:p>switch on Blu-Tag.</text:p>
                <text:list>
                  <text:list-item>
                    <text:p>green lamp is bright then 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connect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search<text:line-break/>$ sudo ./hcitool -i hciX lescan</text:p>
                <text:list>
                  <text:list-item>
                    <text:p>it shows MAC address of Blu-Tag then OK.<text:line-break/></text:p>
                  </text:list-item>
                </text:list>
              </text:list-item>
              <text:list-item>
                <text:p>substitute environment-variable<text:line-break/>BLEP=[MAC]</text:p>
                <text:list>
                  <text:list-item>
                    <text:p>Because we often use this address.<text:line-break/></text:p>
                  </text:list-item>
                </text:list>
              </text:list-item>
              <text:list-item>
                <text:p>get Connection Handle<text:line-break/>$ sudo ./hcitool -i hciX lecc $BL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Primary Services Info of Blu-Tag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https://developer.bluetooth.org/gatt/services/</text:p>
                <text:list>
                  <text:list-item>
                    <text:p>0x1800 :<text:tab/>Generic Access</text:p>
                  </text:list-item>
                  <text:list-item>
                    <text:p>0x1802 :<text:tab/>Immediate Alert</text:p>
                  </text:list-item>
                  <text:list-item>
                    <text:p>0x1803 :<text:tab/>Link Loss</text:p>
                  </text:list-item>
                  <text:list-item>
                    <text:p>0x1804 :<text:tab/>Tx Power</text:p>
                  </text:list-item>
                  <text:list-item>
                    <text:p>0x180F :<text:tab/><text:span text:style-name="T3">Battery Servic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4.639cm" svg:height="5.286cm" svg:x="1.401cm" svg:y="4.914cm" presentation:class="outline" presentation:user-transformed="true">
          <draw:text-box>
            <text:list text:style-name="L2">
              <text:list-header>
                <text:p><text:span text:style-name="T6">attr handle: 0x0001, end grp handle: 0x0007 uuid: 00001800-</text:span><text:span text:style-name="T6"><text:line-break/></text:span><text:span text:style-name="T6">attr handle: 0x0008, end grp handle: 0x000a uuid: 00001803-</text:span><text:span text:style-name="T6"><text:line-break/></text:span><text:span text:style-name="T6">attr handle: 0x000b, end grp handle: 0x000d uuid: 00001802-</text:span><text:span text:style-name="T6"><text:line-break/></text:span><text:span text:style-name="T6">attr handle: 0x000e, end grp handle: 0x0010 uuid: 00001804-</text:span><text:span text:style-name="T6"><text:line-break/></text:span><text:span text:style-name="T6">attr handle: 0x0011, end grp handle: 0xffff uuid: 0000180f-</text:span><text:span text:style-name="T6"><text:line-break/></text:span><text:span text:style-name="T6"/></text:p>
              </text:list-header>
            </text:list>
          </draw:text-box>
        </draw:frame>
        <draw:custom-shape draw:style-name="gr3" draw:text-style-name="P4" draw:layer="layout" svg:width="2.839cm" svg:height="5.257cm" svg:x="22.95cm" svg:y="4.2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haracteristics Info of Blu-Tag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https://developer.bluetooth.org/gatt/characteristics/</text:p>
                <text:list>
                  <text:list-item>
                    <text:p>0x2A00 :<text:tab/>Device Name</text:p>
                  </text:list-item>
                  <text:list-item>
                    <text:p>0x2A06 :<text:tab/>Alert Level</text:p>
                  </text:list-item>
                  <text:list-item>
                    <text:p>0x2A07 :<text:tab/><text:span text:style-name="T3">Tx Power Level</text:span></text:p>
                  </text:list-item>
                  <text:list-item>
                    <text:p>0x2A19 :<text:tab/>Battery<text:span text:style-name="T3"> Level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4.639cm" svg:height="6.286cm" svg:x="1.401cm" svg:y="4.914cm" presentation:class="outline" presentation:user-transformed="true">
          <draw:text-box>
            <text:list text:style-name="L2">
              <text:list-header>
                <text:p><text:span text:style-name="T7">handle: 0x0002, char properties: 0x02, char value handle: 0x0003, uuid: 00002a00-</text:span><text:span text:style-name="T7"><text:line-break/></text:span><text:span text:style-name="T7">handle: 0x0004, char properties: 0x02, char value handle: 0x0005, uuid: 00002a01-</text:span><text:span text:style-name="T7"><text:line-break/></text:span><text:span text:style-name="T7">handle: 0x0006, char properties: 0x02, char value handle: 0x0007, uuid: 00002a04-</text:span><text:span text:style-name="T7"><text:line-break/></text:span><text:span text:style-name="T7">handle: 0x0009, char properties: 0x0a, char value handle: 0x000a, uuid: 00002a06-</text:span><text:span text:style-name="T7"><text:line-break/></text:span><text:span text:style-name="T7">handle: 0x000c, char properties: 0x04, char value handle: 0x000d, uuid: 00002a06-</text:span><text:span text:style-name="T7"><text:line-break/></text:span><text:span text:style-name="T7">handle: 0x000f, char properties: 0x02, char value handle: 0x0010, uuid: 00002a07-</text:span><text:span text:style-name="T7"><text:line-break/></text:span><text:span text:style-name="T7">handle: 0x0012, char properties: 0x02, char value handle: 0x0013, uuid: 00002a19-</text:span><text:span text:style-name="T7"><text:line-break/></text:span><text:span text:style-name="T7">handle: 0x0014, char properties: 0x02, char value handle: 0x0015, uuid: 00002a1a-</text:span><text:span text:style-name="T7"><text:line-break/></text:span><text:span text:style-name="T7">handle: 0x0016, char properties: 0x12, char value handle: 0x0017, uuid: 00002a1b-</text:span><text:span text:style-name="T7"><text:line-break/></text:span><text:span text:style-name="T7">handle: 0x0019, char properties: 0x02, char value handle: 0x001a, uuid: 00002a3a-</text:span></text:p>
              </text:list-header>
            </text:list>
          </draw:text-box>
        </draw:frame>
        <draw:custom-shape draw:style-name="gr3" draw:text-style-name="P4" draw:layer="layout" svg:width="2.4cm" svg:height="6.75cm" svg:x="23.55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haracteristics Info of Blu-Tag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check each "char value handle"</text:p>
                <text:list>
                  <text:list-item>
                    <text:p>0x2A00 :<text:tab/>Device Name<text:tab/><text:tab/>: <text:span text:style-name="T5">0x0003</text:span></text:p>
                  </text:list-item>
                  <text:list-item>
                    <text:p>0x2A06 :<text:tab/>Alert Level<text:tab/><text:tab/><text:tab/>: <text:span text:style-name="T5">0x000a, 0x000d</text:span></text:p>
                  </text:list-item>
                  <text:list-item>
                    <text:p>0x2A07 :<text:tab/><text:span text:style-name="T3">Tx Power Level</text:span><text:span text:style-name="T3"><text:tab/></text:span><text:span text:style-name="T3">: </text:span><text:span text:style-name="T8">0x0010</text:span></text:p>
                  </text:list-item>
                  <text:list-item>
                    <text:p>0x2A19 :<text:tab/>Battery<text:span text:style-name="T3"> Level</text:span><text:span text:style-name="T3"><text:tab/></text:span><text:span text:style-name="T3"><text:tab/></text:span><text:span text:style-name="T3">: </text:span><text:span text:style-name="T8">0x0013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4.639cm" svg:height="6.286cm" svg:x="1.401cm" svg:y="4.914cm" presentation:class="outline" presentation:user-transformed="true">
          <draw:text-box>
            <text:list text:style-name="L2">
              <text:list-header>
                <text:p><text:span text:style-name="T7">handle: 0x0002, char properties: 0x02, char value handle: 0x0003, uuid: 00002a00-</text:span><text:span text:style-name="T7"><text:line-break/></text:span><text:span text:style-name="T7">handle: 0x0004, char properties: 0x02, char value handle: 0x0005, uuid: 00002a01-</text:span><text:span text:style-name="T7"><text:line-break/></text:span><text:span text:style-name="T7">handle: 0x0006, char properties: 0x02, char value handle: 0x0007, uuid: 00002a04-</text:span><text:span text:style-name="T7"><text:line-break/></text:span><text:span text:style-name="T7">handle: 0x0009, char properties: 0x0a, char value handle: 0x000a, uuid: 00002a06-</text:span><text:span text:style-name="T7"><text:line-break/></text:span><text:span text:style-name="T7">handle: 0x000c, char properties: 0x04, char value handle: 0x000d, uuid: 00002a06-</text:span><text:span text:style-name="T7"><text:line-break/></text:span><text:span text:style-name="T7">handle: 0x000f, char properties: 0x02, char value handle: 0x0010, uuid: 00002a07-</text:span><text:span text:style-name="T7"><text:line-break/></text:span><text:span text:style-name="T7">handle: 0x0012, char properties: 0x02, char value handle: 0x0013, uuid: 00002a19-</text:span><text:span text:style-name="T7"><text:line-break/></text:span><text:span text:style-name="T7">handle: 0x0014, char properties: 0x02, char value handle: 0x0015, uuid: 00002a1a-</text:span><text:span text:style-name="T7"><text:line-break/></text:span><text:span text:style-name="T7">handle: 0x0016, char properties: 0x12, char value handle: 0x0017, uuid: 00002a1b-</text:span><text:span text:style-name="T7"><text:line-break/></text:span><text:span text:style-name="T7">handle: 0x0019, char properties: 0x02, char value handle: 0x001a, uuid: 00002a3a-</text:span></text:p>
              </text:list-header>
            </text:list>
          </draw:text-box>
        </draw:frame>
        <draw:custom-shape draw:style-name="gr3" draw:text-style-name="P4" draw:layer="layout" svg:width="2.4cm" svg:height="6.75cm" svg:x="18.75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characteristics-read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get Device Name<text:line-break/>&gt; char-read-hnd <text:span text:style-name="T5">0x0003</text:span></text:p>
                <text:list>
                  <text:list-item>
                    <text:p>4c 42 54 2d 56 52 55 30 31<text:line-break/>$ echo -e "\x4c\x42\x54\x2d\x56\x52\x55\x30\x31"<text:line-break/></text:p>
                  </text:list-item>
                </text:list>
              </text:list-item>
              <text:list-item>
                <text:p>get Battery Level<text:line-break/>&gt; char-read-hnd <text:span text:style-name="T5">0x0013</text:span></text:p>
                <text:list>
                  <text:list-item>
                    <text:p>64<text:line-break/> -&gt; 100 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Alert Level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get Alert Level (?)<text:line-break/>&gt; char-read-hnd <text:span text:style-name="T5">0x000a</text:span></text:p>
                <text:list>
                  <text:list-item>
                    <text:p>00<text:line-break/></text:p>
                  </text:list-item>
                </text:list>
              </text:list-item>
              <text:list-item>
                <text:p>get Battery Level (?)<text:line-break/>&gt; char-read-hnd <text:span text:style-name="T5">0x000d</text:span></text:p>
                <text:list>
                  <text:list-item>
                    <text:p>Error: Characteristic value/descriptor read failed: <text:line-break/><text:span text:style-name="T9">Attribute can't be 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Alert Level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Immediate Alert<text:line-break/></text:p>
                <text:list>
                  <text:list-item>
                    <text:p>https://developer.bluetooth.org/gatt/services/Pages/ServiceViewer.aspx?u=org.bluetooth.service.immediate_alert.xml<text:line-break/></text:p>
                    <text:list>
                      <text:list-item>
                        <text:p>Name : Alert Level</text:p>
                      </text:list-item>
                      <text:list-item>
                        <text:p>Type : org.bluetooth.characteristic.alert_level</text:p>
                      </text:list-item>
                      <text:list-item>
                        <text:p>Read : <text:span text:style-name="T5">Excluded</text:span>, Write : <text:span text:style-name="T5">Excluded</text:span>,<text:line-break/>WriteWithoutResponse : <text:span text:style-name="T9">Mandatory</text:span><text:line-break/><text:line-break/> -&gt; <text:span text:style-name="T9">Write On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cipe (Alert Level)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org.bluetooth.characteristic.alert_level<text:line-break/></text:p>
                <text:list>
                  <text:list-item>
                    <text:p>https://developer.bluetooth.org/gatt/characteristics/Pages/CharacteristicViewer.aspx?u=org.bluetooth.characteristic.alert_level.xml<text:line-break/></text:p>
                    <text:list>
                      <text:list-item>
                        <text:p>0 : No Alert<text:line-break/>1 : Mild Alert<text:line-break/><text:span text:style-name="T10">2</text:span> : High Alert<text:line-break/></text:p>
                      </text:list-item>
                    </text:list>
                  </text:list-item>
                </text:list>
              </text:list-item>
              <text:list-item>
                <text:p>set Alert Level (?)<text:line-break/>&gt; char-write-cmd <text:span text:style-name="T5">0x000d</text:span><text:span text:style-name="T11"> </text:span><text:span text:style-name="T10">0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><text:span text:style-name="T1">any Question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32">
        <office:forms form:automatic-focus="false" form:apply-design-mode="false"/>
        <draw:frame presentation:style-name="pr7" draw:text-style-name="P1" draw:layer="layout" svg:width="25.199cm" svg:height="16.256cm" svg:x="1.4cm" svg:y="0.837cm" presentation:class="subtitle">
          <draw:text-box>
            <text:p><text:span text:style-name="T1">Thank you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haracteristics Info of Blu-Tag</text:span>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https://developer.bluetooth.org/gatt/characteristics/<text:line-break/></text:p>
                <text:list>
                  <text:list-item>
                    <text:p>0x2A00 :<text:tab/>Device Name</text:p>
                  </text:list-item>
                  <text:list-item>
                    <text:p>0x2A01 :<text:tab/>Appearance</text:p>
                  </text:list-item>
                  <text:list-item>
                    <text:p>0x2A04 :<text:tab/>Peripheral Preferred Connection Parameters</text:p>
                  </text:list-item>
                  <text:list-item>
                    <text:p>0x2A06 :<text:tab/>Alert Level</text:p>
                  </text:list-item>
                  <text:list-item>
                    <text:p>0x2A07 :<text:tab/><text:span text:style-name="T3">Tx Power Level</text:span></text:p>
                  </text:list-item>
                  <text:list-item>
                    <text:p>0x2A19 :<text:tab/>Battery<text:span text:style-name="T3"> Level</text:span></text:p>
                  </text:list-item>
                  <text:list-item>
                    <text:p>0x2A1A :<text:tab/><text:span text:style-name="T3">?</text:span></text:p>
                  </text:list-item>
                  <text:list-item>
                    <text:p>0x2A1B :<text:tab/><text:span text:style-name="T3">?</text:span></text:p>
                  </text:list-item>
                  <text:list-item>
                    <text:p>0x2A3A :<text:tab/><text:span text:style-name="T3">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8:06:09</meta:creation-date>
    <dc:date>2014-01-13T04:51:33</dc:date>
    <meta:editing-duration>PT13H26M33S</meta:editing-duration>
    <meta:editing-cycles>227</meta:editing-cycles>
    <meta:generator>LibreOffice/3.5$Linux_X86_64 LibreOffice_project/350m1$Build-2</meta:generator>
    <dc:creator>kei </dc:creator>
    <meta:document-statistic meta:object-count="149"/>
  </office:meta>
</office:document-meta>
</file>